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az que el ordenador te salude educadamente dándote los buenos días, buenas tardes o buenas noches dependiendo de la hora que se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9:49:46.383941048</meta:creation-date>
    <dc:date>2023-10-12T23:42:39.824957326</dc:date>
    <meta:editing-duration>PT1M1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1" meta:paragraph-count="1" meta:word-count="22" meta:character-count="130" meta:non-whitespace-character-count="109"/>
  </office:meta>
</office:document-meta>
</file>